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automatic-styles>
    <style:style style:name="P1" style:family="paragraph" style:parent-style-name="Subtitle">
      <style:text-properties fo:color="#3465a4" loext:opacity="100%" style:font-name="URW Bookman L"/>
    </style:style>
    <style:style style:name="P2" style:family="paragraph" style:parent-style-name="Text_20_body">
      <style:text-properties style:font-name="URW Bookman L" officeooo:paragraph-rsid="00130d39"/>
    </style:style>
    <style:style style:name="P3" style:family="paragraph" style:parent-style-name="Text_20_body">
      <style:text-properties style:font-name="URW Bookman L" officeooo:rsid="0012e10a" officeooo:paragraph-rsid="0012e10a"/>
    </style:style>
    <style:style style:name="P4" style:family="paragraph" style:parent-style-name="Text_20_body">
      <style:text-properties style:font-name="URW Bookman L" officeooo:rsid="0012e10a" officeooo:paragraph-rsid="002ece37"/>
    </style:style>
    <style:style style:name="P5" style:family="paragraph" style:parent-style-name="Text_20_body">
      <style:text-properties style:font-name="URW Bookman L" officeooo:rsid="0012e10a" officeooo:paragraph-rsid="00157093"/>
    </style:style>
    <style:style style:name="P6" style:family="paragraph" style:parent-style-name="Text_20_body">
      <style:text-properties style:font-name="URW Bookman L" officeooo:rsid="00130d39" officeooo:paragraph-rsid="00130d39"/>
    </style:style>
    <style:style style:name="P7" style:family="paragraph" style:parent-style-name="Text_20_body">
      <style:text-properties style:font-name="URW Bookman L" officeooo:rsid="00233838" officeooo:paragraph-rsid="00241e23"/>
    </style:style>
    <style:style style:name="P8" style:family="paragraph" style:parent-style-name="Text_20_body">
      <style:text-properties style:font-name="URW Bookman L" officeooo:rsid="0012e10a" officeooo:paragraph-rsid="00130d39"/>
    </style:style>
    <style:style style:name="P9" style:family="paragraph" style:parent-style-name="Text_20_body">
      <style:text-properties style:font-name="URW Bookman L" officeooo:rsid="00130d39" officeooo:paragraph-rsid="001445d4"/>
    </style:style>
    <style:style style:name="P10" style:family="paragraph" style:parent-style-name="Text_20_body">
      <style:text-properties style:font-name="URW Bookman L" officeooo:rsid="00130d39" officeooo:paragraph-rsid="00146587"/>
    </style:style>
    <style:style style:name="P11" style:family="paragraph" style:parent-style-name="Text_20_body">
      <style:text-properties style:font-name="URW Bookman L" officeooo:rsid="0014ad88" officeooo:paragraph-rsid="0014ad88"/>
    </style:style>
    <style:style style:name="P12" style:family="paragraph" style:parent-style-name="Text_20_body">
      <style:text-properties style:font-name="URW Bookman L" officeooo:rsid="0012e10a" officeooo:paragraph-rsid="0014ad88"/>
    </style:style>
    <style:style style:name="P13" style:family="paragraph" style:parent-style-name="Text_20_body">
      <style:text-properties style:font-name="URW Bookman L" officeooo:rsid="00166bbb" officeooo:paragraph-rsid="00166bbb"/>
    </style:style>
    <style:style style:name="P14" style:family="paragraph" style:parent-style-name="Text_20_body">
      <style:text-properties style:font-name="URW Bookman L" officeooo:rsid="00130d39" officeooo:paragraph-rsid="00166bbb"/>
    </style:style>
    <style:style style:name="P15" style:family="paragraph" style:parent-style-name="Text_20_body">
      <style:text-properties style:font-name="URW Bookman L" officeooo:rsid="00166bbb" officeooo:paragraph-rsid="00241e23"/>
    </style:style>
    <style:style style:name="P16" style:family="paragraph" style:parent-style-name="Text_20_body">
      <style:text-properties style:font-name="URW Bookman L" officeooo:rsid="0017facf" officeooo:paragraph-rsid="0017facf"/>
    </style:style>
    <style:style style:name="P17" style:family="paragraph" style:parent-style-name="Text_20_body">
      <style:text-properties style:font-name="URW Bookman L" officeooo:rsid="00130d39" officeooo:paragraph-rsid="001ab552"/>
    </style:style>
    <style:style style:name="P18" style:family="paragraph" style:parent-style-name="Text_20_body">
      <style:text-properties style:font-name="URW Bookman L" officeooo:rsid="001ab552" officeooo:paragraph-rsid="001ab552"/>
    </style:style>
    <style:style style:name="P19" style:family="paragraph" style:parent-style-name="Text_20_body">
      <style:text-properties style:font-name="URW Bookman L" officeooo:rsid="001ab552" officeooo:paragraph-rsid="00233838"/>
    </style:style>
    <style:style style:name="P20" style:family="paragraph" style:parent-style-name="Text_20_body">
      <style:text-properties style:font-name="URW Bookman L" officeooo:rsid="001d064d" officeooo:paragraph-rsid="001d064d"/>
    </style:style>
    <style:style style:name="P21" style:family="paragraph" style:parent-style-name="Text_20_body">
      <style:text-properties style:font-name="URW Bookman L" officeooo:rsid="0012e10a" officeooo:paragraph-rsid="001d064d"/>
    </style:style>
    <style:style style:name="P22" style:family="paragraph" style:parent-style-name="Text_20_body">
      <style:text-properties style:font-name="URW Bookman L" officeooo:rsid="00130d39" officeooo:paragraph-rsid="00233838"/>
    </style:style>
    <style:style style:name="P23" style:family="paragraph" style:parent-style-name="Text_20_body">
      <style:text-properties style:font-name="URW Bookman L" officeooo:rsid="00166bbb" officeooo:paragraph-rsid="00233838"/>
    </style:style>
    <style:style style:name="P24" style:family="paragraph" style:parent-style-name="Text_20_body">
      <style:text-properties style:font-name="URW Bookman L" officeooo:rsid="001d064d" officeooo:paragraph-rsid="00233838"/>
    </style:style>
    <style:style style:name="P25" style:family="paragraph" style:parent-style-name="Text_20_body">
      <style:text-properties style:font-name="URW Bookman L" officeooo:rsid="0012e10a" officeooo:paragraph-rsid="00233838"/>
    </style:style>
    <style:style style:name="P26" style:family="paragraph" style:parent-style-name="Text_20_body">
      <style:text-properties style:font-name="URW Bookman L" officeooo:rsid="00233838" officeooo:paragraph-rsid="00233838"/>
    </style:style>
    <style:style style:name="P27" style:family="paragraph" style:parent-style-name="Text_20_body">
      <style:text-properties style:font-name="URW Bookman L" officeooo:rsid="002ece37" officeooo:paragraph-rsid="002ece37"/>
    </style:style>
    <style:style style:name="P28" style:family="paragraph" style:parent-style-name="Text_20_body">
      <style:text-properties style:font-name="URW Bookman L" officeooo:rsid="001ab552" officeooo:paragraph-rsid="003333df"/>
    </style:style>
    <style:style style:name="P29" style:family="paragraph" style:parent-style-name="Text_20_body">
      <style:text-properties style:font-name="URW Bookman L" officeooo:rsid="0012e10a" officeooo:paragraph-rsid="003333df"/>
    </style:style>
    <style:style style:name="P30" style:family="paragraph" style:parent-style-name="Text_20_body">
      <style:text-properties style:font-name="URW Bookman L" officeooo:rsid="004a7d56" officeooo:paragraph-rsid="004a7d56"/>
    </style:style>
    <style:style style:name="P31" style:family="paragraph" style:parent-style-name="Text_20_body">
      <style:text-properties style:font-name="URW Bookman L" officeooo:rsid="004a7d56" officeooo:paragraph-rsid="004c3100"/>
    </style:style>
    <style:style style:name="P32" style:family="paragraph" style:parent-style-name="Text_20_body">
      <style:text-properties style:font-name="URW Bookman L" officeooo:rsid="004a7d56" officeooo:paragraph-rsid="0054bcbe"/>
    </style:style>
    <style:style style:name="P33" style:family="paragraph" style:parent-style-name="Text_20_body">
      <style:text-properties style:font-name="URW Bookman L" officeooo:rsid="0054bcbe" officeooo:paragraph-rsid="0054bcbe"/>
    </style:style>
    <style:style style:name="P34" style:family="paragraph" style:parent-style-name="Heading_20_1">
      <style:text-properties style:font-name="URW Bookman L"/>
    </style:style>
    <style:style style:name="P35" style:family="paragraph" style:parent-style-name="Text_20_body">
      <style:text-properties officeooo:rsid="0026b297" officeooo:paragraph-rsid="0026b297"/>
    </style:style>
    <style:style style:name="P36" style:family="paragraph" style:parent-style-name="Text_20_body">
      <style:text-properties officeooo:paragraph-rsid="0026b297"/>
    </style:style>
    <style:style style:name="P37" style:family="paragraph" style:parent-style-name="Text_20_body">
      <style:text-properties style:font-name="URW Bookman L" officeooo:paragraph-rsid="003675aa"/>
    </style:style>
    <style:style style:name="P38" style:family="paragraph" style:parent-style-name="Text_20_body">
      <style:text-properties style:font-name="URW Bookman L" officeooo:rsid="00382ac9" officeooo:paragraph-rsid="00382ac9"/>
    </style:style>
    <style:style style:name="P39" style:family="paragraph" style:parent-style-name="Text_20_body">
      <style:text-properties style:font-name="URW Bookman L" officeooo:rsid="0040bbb3" officeooo:paragraph-rsid="0041fc1f"/>
    </style:style>
    <style:style style:name="P40" style:family="paragraph" style:parent-style-name="Text_20_body">
      <style:text-properties style:font-name="URW Bookman L" officeooo:rsid="0040bbb3" officeooo:paragraph-rsid="00445d03"/>
    </style:style>
    <style:style style:name="P41" style:family="paragraph" style:parent-style-name="Text_20_body">
      <style:text-properties style:font-name="URW Bookman L" officeooo:rsid="0040bbb3" officeooo:paragraph-rsid="004fdb49"/>
    </style:style>
    <style:style style:name="P42" style:family="paragraph" style:parent-style-name="Text_20_body">
      <style:text-properties style:font-name="URW Bookman L" fo:language="en" fo:country="US" officeooo:rsid="00478f2e" officeooo:paragraph-rsid="004fdb49"/>
    </style:style>
    <style:style style:name="P43" style:family="paragraph" style:parent-style-name="Text_20_body">
      <style:text-properties style:font-name="URW Bookman L" officeooo:rsid="0048b5ef" officeooo:paragraph-rsid="0048b5ef"/>
    </style:style>
    <style:style style:name="P44" style:family="paragraph" style:parent-style-name="Text_20_body">
      <style:text-properties officeooo:paragraph-rsid="00531f76"/>
    </style:style>
    <style:style style:name="P45" style:family="paragraph" style:parent-style-name="Text_20_body">
      <style:text-properties officeooo:paragraph-rsid="00597bb5"/>
    </style:style>
    <style:style style:name="T1" style:family="text">
      <style:text-properties fo:font-style="italic" officeooo:rsid="00130d39" style:font-style-asian="italic" style:font-style-complex="italic"/>
    </style:style>
    <style:style style:name="T2" style:family="text">
      <style:text-properties fo:font-style="italic" officeooo:rsid="00146587" style:font-style-asian="italic" style:font-style-complex="italic"/>
    </style:style>
    <style:style style:name="T3" style:family="text">
      <style:text-properties fo:font-style="italic" officeooo:rsid="0022e2fd" style:font-style-asian="italic" style:font-style-complex="italic"/>
    </style:style>
    <style:style style:name="T4" style:family="text">
      <style:text-properties officeooo:rsid="00241e23"/>
    </style:style>
    <style:style style:name="T5" style:family="text">
      <style:text-properties officeooo:rsid="002ece37"/>
    </style:style>
    <style:style style:name="T6" style:family="text">
      <style:text-properties officeooo:rsid="001e5bdc"/>
    </style:style>
    <style:style style:name="T7" style:family="text">
      <style:text-properties officeooo:rsid="00233838"/>
    </style:style>
    <style:style style:name="T8" style:family="text">
      <style:text-properties officeooo:rsid="00130d39"/>
    </style:style>
    <style:style style:name="T9" style:family="text">
      <style:text-properties officeooo:rsid="00157093"/>
    </style:style>
    <style:style style:name="T10" style:family="text">
      <style:text-properties officeooo:rsid="0012e10a"/>
    </style:style>
    <style:style style:name="T11" style:family="text">
      <style:text-properties officeooo:rsid="002d03c2"/>
    </style:style>
    <style:style style:name="T12" style:family="text">
      <style:text-properties officeooo:rsid="00289efb"/>
    </style:style>
    <style:style style:name="T13" style:family="text">
      <style:text-properties officeooo:rsid="001445d4"/>
    </style:style>
    <style:style style:name="T14" style:family="text">
      <style:text-properties officeooo:rsid="00146587"/>
    </style:style>
    <style:style style:name="T15" style:family="text">
      <style:text-properties officeooo:rsid="0017facf"/>
    </style:style>
    <style:style style:name="T16" style:family="text">
      <style:text-properties officeooo:rsid="001ab552"/>
    </style:style>
    <style:style style:name="T17" style:family="text">
      <style:text-properties officeooo:rsid="001debbe"/>
    </style:style>
    <style:style style:name="T18" style:family="text">
      <style:text-properties officeooo:rsid="001d064d"/>
    </style:style>
    <style:style style:name="T19" style:family="text">
      <style:text-properties style:text-underline-style="none" officeooo:rsid="002d03c2"/>
    </style:style>
    <style:style style:name="T20" style:family="text">
      <style:text-properties style:text-underline-style="none" officeooo:rsid="001debbe"/>
    </style:style>
    <style:style style:name="T21" style:family="text">
      <style:text-properties officeooo:rsid="003333df"/>
    </style:style>
    <style:style style:name="T22" style:family="text">
      <style:text-properties officeooo:rsid="003d718f"/>
    </style:style>
    <style:style style:name="T23" style:family="text">
      <style:text-properties officeooo:rsid="004c3100"/>
    </style:style>
    <style:style style:name="T24" style:family="text">
      <style:text-properties officeooo:rsid="0054bcbe"/>
    </style:style>
    <style:style style:name="T25" style:family="text">
      <style:text-properties officeooo:rsid="003367cc"/>
    </style:style>
    <style:style style:name="T26" style:family="text">
      <style:text-properties style:font-name="URW Bookman L"/>
    </style:style>
    <style:style style:name="T27" style:family="text">
      <style:text-properties style:font-name="URW Bookman L" officeooo:rsid="00299430"/>
    </style:style>
    <style:style style:name="T28" style:family="text">
      <style:text-properties style:font-name="URW Bookman L" officeooo:rsid="002b47c5"/>
    </style:style>
    <style:style style:name="T29" style:family="text">
      <style:text-properties officeooo:rsid="003a0582"/>
    </style:style>
    <style:style style:name="T30" style:family="text">
      <style:text-properties officeooo:rsid="003675aa"/>
    </style:style>
    <style:style style:name="T31" style:family="text">
      <style:text-properties officeooo:rsid="00382ac9"/>
    </style:style>
    <style:style style:name="T32" style:family="text">
      <style:text-properties fo:font-style="italic" officeooo:rsid="003675aa" style:font-style-asian="italic" style:font-style-complex="italic"/>
    </style:style>
    <style:style style:name="T33" style:family="text">
      <style:text-properties fo:font-style="italic" officeooo:rsid="00382ac9" style:font-style-asian="italic" style:font-style-complex="italic"/>
    </style:style>
    <style:style style:name="T34" style:family="text">
      <style:text-properties fo:font-weight="bold" officeooo:rsid="003675aa" style:font-weight-asian="bold" style:font-weight-complex="bold"/>
    </style:style>
    <style:style style:name="T35" style:family="text">
      <style:text-properties fo:font-weight="bold" officeooo:rsid="00382ac9" style:font-weight-asian="bold" style:font-weight-complex="bold"/>
    </style:style>
    <style:style style:name="T36" style:family="text">
      <style:text-properties fo:font-style="italic" officeooo:rsid="003cc3a7" style:font-style-asian="italic" style:font-style-complex="italic"/>
    </style:style>
    <style:style style:name="T37" style:family="text">
      <style:text-properties fo:language="en" fo:country="US" fo:font-weight="bold"/>
    </style:style>
    <style:style style:name="T38" style:family="text">
      <style:text-properties style:text-position="33% 80%" fo:language="en" fo:country="US" fo:font-weight="bold"/>
    </style:style>
    <style:style style:name="T39" style:family="text">
      <style:text-properties fo:language="en" fo:country="US"/>
    </style:style>
    <style:style style:name="T40" style:family="text">
      <style:text-properties officeooo:rsid="003aec61"/>
    </style:style>
    <style:style style:name="T41" style:family="text">
      <style:text-properties fo:language="en" fo:country="US" fo:font-weight="normal" style:font-weight-asian="normal" style:font-weight-complex="normal"/>
    </style:style>
    <style:style style:name="T42" style:family="text">
      <style:text-properties style:text-position="33% 80%" fo:language="en" fo:country="US" fo:font-weight="normal" style:font-weight-asian="normal" style:font-weight-complex="normal"/>
    </style:style>
    <style:style style:name="T43" style:family="text">
      <style:text-properties fo:language="en" fo:country="US" officeooo:rsid="003a0239"/>
    </style:style>
    <style:style style:name="T44" style:family="text">
      <style:text-properties fo:language="el" fo:country="GR" officeooo:rsid="003cc3a7"/>
    </style:style>
    <style:style style:name="T45" style:family="text">
      <style:text-properties fo:language="en" fo:country="US" officeooo:rsid="003cc3a7"/>
    </style:style>
    <style:style style:name="T46" style:family="text">
      <style:text-properties fo:language="en" fo:country="US" officeooo:rsid="0041fc1f"/>
    </style:style>
    <style:style style:name="T47" style:family="text">
      <style:text-properties fo:language="en" fo:country="US" officeooo:rsid="0042bff0"/>
    </style:style>
    <style:style style:name="T48" style:family="text">
      <style:text-properties fo:language="en" fo:country="US" officeooo:rsid="00445d03"/>
    </style:style>
    <style:style style:name="T49" style:family="text">
      <style:text-properties style:font-name="URW Bookman L" fo:language="en" fo:country="US" officeooo:rsid="00445d03"/>
    </style:style>
    <style:style style:name="T50" style:family="text">
      <style:text-properties style:font-name="URW Bookman L" fo:language="en" fo:country="US" officeooo:rsid="0040bbb3"/>
    </style:style>
    <style:style style:name="T51" style:family="text">
      <style:text-properties style:font-name="URW Bookman L" fo:language="en" fo:country="US" officeooo:rsid="005169ef"/>
    </style:style>
    <style:style style:name="T52" style:family="text">
      <style:text-properties style:font-name="URW Bookman L" fo:language="en" fo:country="US"/>
    </style:style>
    <style:style style:name="T53" style:family="text">
      <style:text-properties style:font-name="URW Bookman L" officeooo:rsid="005169ef"/>
    </style:style>
    <style:style style:name="T54" style:family="text">
      <style:text-properties fo:language="en" fo:country="US" officeooo:rsid="005169ef"/>
    </style:style>
    <style:style style:name="T55" style:family="text">
      <style:text-properties fo:language="en" fo:country="US" officeooo:rsid="004fdb49"/>
    </style:style>
    <style:style style:name="T56" style:family="text">
      <style:text-properties officeooo:rsid="004a4c41"/>
    </style:style>
    <style:style style:name="T57" style:family="text">
      <style:text-properties fo:font-weight="normal" officeooo:rsid="00382ac9" style:font-weight-asian="normal" style:font-weight-complex="normal"/>
    </style:style>
    <style:style style:name="T58" style:family="text">
      <style:text-properties style:text-position="33% 80%" fo:font-weight="normal" officeooo:rsid="00382ac9" style:font-weight-asian="normal" style:font-weight-complex="normal"/>
    </style:style>
    <style:style style:name="T59" style:family="text">
      <style:text-properties officeooo:rsid="004d290f"/>
    </style:style>
    <style:style style:name="T60" style:family="text">
      <style:text-properties style:font-name="URW Bookman L" officeooo:rsid="00531f76"/>
    </style:style>
    <style:style style:name="T61" style:family="text">
      <style:text-properties style:font-name="URW Bookman L" officeooo:rsid="0057862b"/>
    </style:style>
    <style:style style:name="T62" style:family="text">
      <style:text-properties style:font-name="URW Bookman L" officeooo:rsid="0055a66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Θέματα φυσικής</text:p>
      <text:p text:style-name="P2"><text:span text:style-name="T1">Επιλέξτε όλες τις σωστές απαντήσεις, ανά περίπτωση </text:span><text:span text:style-name="T2">είναι ί</text:span><text:span text:style-name="T3">σως </text:span><text:span text:style-name="T2">παραπάνω από μια</text:span><text:span text:style-name="T1">!</text:span></text:p>
      <text:p text:style-name="P3">1. Η μονάδα κιλ<text:span text:style-name="T4">ο</text:span>γραμμάριο (kgr) χρησιμοποιείται για <text:s/>μέτρηση της:</text:p>
      <text:p text:style-name="P3">Α. όγκου <text:tab/>Β. μάζας<text:tab/> Γ. εμβαδού<text:tab/> Δ. πυκνότητας</text:p>
      <text:p text:style-name="P4">2. Ποιά η διαφορά μεταξύ φυσικών – χημικών <text:s/>φαιν<text:span text:style-name="T5">ο</text:span>μένων;</text:p>
      <text:p text:style-name="P4">Αναφέρετε παραδείγματα!</text:p>
      <text:p text:style-name="P3">3. Η <text:span text:style-name="T6">θ</text:span>ερμοκρασία μετράται σε βαθμούς: </text:p>
      <text:p text:style-name="P3">Α. Κελσίου <text:tab/>Β. Κέλβιν<text:tab/> Γ. Φαρενάϊτ<text:tab/> Δ. Μοίρες</text:p>
      <text:p text:style-name="P3">4. Η ένταση ηλεκτρικού ρεύματος <text:s/>μετράται σε:</text:p>
      <text:p text:style-name="P3">Α. Δευτερόλεπτα <text:tab/>Β. Volt<text:tab/> Γ. Μέτρα<text:tab/> Δ. Ampere</text:p>
      <text:p text:style-name="P3">5. Η ένταση φωτεινής πηγής μετράται σε:</text:p>
      <text:p text:style-name="P5">Α. Candela <text:span text:style-name="T7">(</text:span><text:span text:style-name="T8">cd</text:span><text:span text:style-name="T7">)</text:span> <text:s/><text:tab/>Β. Volt<text:tab/> Γ. <text:span text:style-name="T9">Lumen</text:span><text:tab/> Δ. Ampere</text:p>
      <text:p text:style-name="P6">6. <text:s/>Ο βρασμός <text:span text:style-name="T7">του νερού</text:span> είναι χημικό <text:s/>ή <text:span text:style-name="T4">φυσικό </text:span>φαινόμενο;</text:p>
      <text:p text:style-name="P7">Α. φυσικό <text:tab/>Β. χημικό</text:p>
      <text:p text:style-name="P6">7. Η αστραπή είναι χημικό <text:s/>ή <text:span text:style-name="T4">φυσικό </text:span>φαινόμενο;</text:p>
      <text:p text:style-name="P7">Α. φυσικό <text:tab/>Β. χημικό</text:p>
      <text:p text:style-name="P6">8. Η ακουστική μελετά την διαδοση του:</text:p>
      <text:p text:style-name="P6">Α. ήχου Hobel <text:tab/><text:span text:style-name="T10">Β. </text:span>φωτός<text:span text:style-name="T10"><text:tab/> Γ. </text:span>ηλεκτρικού ρευματος<text:span text:style-name="T10"><text:tab/> Δ. </text:span>φυσικού αερίου</text:p>
      <text:p text:style-name="P6">9. Η αστρονομία είναι <text:span text:style-name="T11">συνώνυμ</text:span><text:span text:style-name="T12">η</text:span> της:</text:p>
      <text:p text:style-name="P8">Α. <text:span text:style-name="T8">γαστρονομίας</text:span> <text:s/><text:tab/>Β. <text:span text:style-name="T8">αστροφυσικής</text:span><text:tab/> Γ. <text:span text:style-name="T8">μηχανικής</text:span> <text:tab/> Δ. <text:span text:style-name="T13">η</text:span><text:span text:style-name="T8">λεκτρονικής</text:span></text:p>
      <text:p text:style-name="P9">10. <text:span text:style-name="T13">Η κοσμολογία μελετά την:</text:span></text:p>
      <text:p text:style-name="P10"><text:span text:style-name="T13"><text:s/></text:span><text:span text:style-name="T10">Α. </text:span><text:span text:style-name="T13">αρχή του σύμπαντος</text:span><text:span text:style-name="T10"> <text:s/><text:tab/>Β. </text:span><text:span text:style-name="T14">ε</text:span><text:span text:style-name="T13">ξέλιξή του </text:span><text:span text:style-name="T10"><text:tab/> Γ. έ</text:span><text:span text:style-name="T13">κτασή του </text:span><text:span text:style-name="T10"><text:s/>Δ. </text:span><text:span text:style-name="T13">προέλευση της ζωής</text:span></text:p>
      <text:p text:style-name="P11">11.<text:span text:style-name="T10"> Η μονάδα </text:span>λίτρο<text:span text:style-name="T10"> (</text:span>lt<text:span text:style-name="T10">) χρησιμοποιείται για <text:s/>μέτρηση της:</text:span></text:p>
      <text:p text:style-name="P12">Α. όγκου <text:tab/>Β. μάζας<text:tab/> Γ. εμβαδού<text:tab/> Δ. <text:span text:style-name="T6">π</text:span>υκνότητας</text:p>
      <text:p text:style-name="P13">12. Η οπτική μελετά την διάδοση του:</text:p>
      <text:p text:style-name="P14">Α. ήχου <text:tab/><text:span text:style-name="T10">Β. </text:span>φωτός<text:span text:style-name="T10"><text:tab/> Γ. </text:span>ηλεκτρικού ρεύματος<text:span text:style-name="T10"><text:tab/> Δ. </text:span>φυσικού αερίου</text:p>
      <text:p text:style-name="P15"><text:soft-page-break/>13. Η μετατροπή του μούστου σε οίνο ειναι φυσικό <text:s/>ή <text:span text:style-name="T4">χημικό</text:span> φαινόμενο;</text:p>
      <text:p text:style-name="P7">Α. φυσικό <text:tab/>Β. χημικό</text:p>
      <text:p text:style-name="P13">14. Η μετατροπή του οίνου σε ξύδι ειναι φυσικό <text:s/>ή <text:span text:style-name="T4">χημικό </text:span>φαινόμενο;</text:p>
      <text:p text:style-name="P7">Α. φυσικό <text:tab/><text:tab/>Β. χημικό</text:p>
      <text:p text:style-name="P16">15. Η ταχύτητα είναι μονόμετρο μέγεθος;</text:p>
      <text:p text:style-name="P17">Α. Σωστό <text:tab/><text:tab/>Β. Λάθος</text:p>
      <text:p text:style-name="P18">16. Η δύναμη είναι <text:s/><text:span text:style-name="T15">διανυσματικό </text:span>μεγεθος;</text:p>
      <text:p text:style-name="P17">Α. Σωστό <text:tab/><text:tab/>Β. Λάθος</text:p>
      <text:p text:style-name="P19">17. Η μετεωρολογία μελετά την … <text:s/>κυκλοφορία.</text:p>
      <text:p text:style-name="P17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17">ε</text:span><text:span text:style-name="T16">ν</text:span>αέρ<text:span text:style-name="T16">ια</text:span></text:p>
      <text:p text:style-name="P18">18. <text:s/>Η κλιματολογία είναι κλαδος της <text:s/>μετεωρολογίας;</text:p>
      <text:p text:style-name="P17">Α. Σωστό <text:tab/><text:tab/>Β. Λάθος</text:p>
      <text:p text:style-name="P18">19. Η πρόγνωση καιρού για την επομένη ημέρα εχει 20% ποσοστό αποτυχίας;</text:p>
      <text:p text:style-name="P17">Α. Σωστό <text:tab/><text:tab/>Β. Λάθος</text:p>
      <text:p text:style-name="P20">20. Ποιά απο τα παρακάτω είναι θεμελιώδη φυσικά μεγεθη;</text:p>
      <text:p text:style-name="P21">Α. όγκο<text:span text:style-name="T18">ς</text:span> <text:tab/>Β. μάζα<text:tab/><text:tab/> Γ. εμβαδό<text:span text:style-name="T18">ν</text:span><text:tab/> Δ. <text:span text:style-name="T7">μ</text:span><text:span text:style-name="T17">ήκος</text:span></text:p>
      <text:p text:style-name="P19"><text:span text:style-name="T7">2</text:span>1. Η <text:span text:style-name="T7">ωκεανο</text:span>γ<text:span text:style-name="T7">ραφ</text:span>ία μελετά την … <text:s/>κυκλοφορία.</text:p>
      <text:p text:style-name="P22">Α. <text:span text:style-name="T16">ατμοσφαιρική</text:span> <text:tab/><text:span text:style-name="T10">Β. </text:span><text:span text:style-name="T17">θ</text:span><text:span text:style-name="T16">αλάσσια </text:span><text:span text:style-name="T10"><text:tab/> Γ. </text:span><text:span text:style-name="T16">οδική</text:span><text:span text:style-name="T10"><text:tab/> Δ. </text:span><text:span text:style-name="T7">ε</text:span><text:span text:style-name="T16">ν</text:span>αέρ<text:span text:style-name="T16">ια</text:span></text:p>
      <text:p text:style-name="P23"><text:span text:style-name="T7">22</text:span>. Η μετατροπή του <text:span text:style-name="T7">σιδήρου</text:span> σε <text:span text:style-name="T7">σκουριά </text:span><text:s/>ειναι φυσικό φαινόμενο;</text:p>
      <text:p text:style-name="P22">Α. Σωστό <text:tab/><text:tab/>Β. Λάθος</text:p>
      <text:p text:style-name="P24">2<text:span text:style-name="T7">3</text:span>. Ποιά απο τα παρακάτω είναι <text:span text:style-name="T7">παράγωγα</text:span> φυσικά μεγεθη;</text:p>
      <text:p text:style-name="P25">Α. όγκο<text:span text:style-name="T18">ς</text:span> <text:tab/>Β. μάζα<text:tab/><text:tab/> Γ. εμβαδό<text:span text:style-name="T18">ν</text:span><text:tab/> Δ. <text:span text:style-name="T19">μ</text:span><text:span text:style-name="T20">ήκος</text:span></text:p>
      <text:p text:style-name="P26">24. Το γάλα στο ψυγείο έληξε και εχει πλεον ξινίσει. Το φαινόμενο είναι:</text:p>
      <text:p text:style-name="P26">Α. φυσικό <text:tab/>Β. <text:span text:style-name="T4">χ</text:span>ημικό</text:p>
      <text:p text:style-name="P7">2<text:span text:style-name="T4">5</text:span>. Το <text:span text:style-name="T4">κοκκινιστό</text:span> στ<text:span text:style-name="T4">ην</text:span> <text:span text:style-name="T4">κατσαρόλα κά</text:span>η<text:span text:style-name="T4">κ</text:span>ε. Το φαινόμενο είναι:</text:p>
      <text:p text:style-name="P7">Α. φυσικό <text:tab/>Β. χημικό</text:p>
      <text:p text:style-name="P27"><text:soft-page-break/>26. Η καύση <text:span text:style-name="T21">των κα</text:span><text:span text:style-name="T22">υ</text:span><text:span text:style-name="T21">σίμων </text:span>στους κινητήρες εσωτερικής καύσεως είναι … φαινόμενο.</text:p>
      <text:p text:style-name="P4"><text:span text:style-name="T5"><text:s/></text:span><text:span text:style-name="T7">Α. φυσικό <text:tab/>Β. χημικό</text:span></text:p>
      <text:p text:style-name="P28"><text:span text:style-name="T21">27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15">διανυσματικό </text:span>μέγεθος;</text:p>
      <text:p text:style-name="P29">Α. <text:span text:style-name="T21">μέτρο</text:span> <text:tab/>Β. <text:span text:style-name="T21">κατεύθυνση</text:span><text:tab/>Γ. <text:span text:style-name="T21">φορά</text:span><text:tab/> Δ. <text:span text:style-name="T21">σημείον εφαρμογής</text:span></text:p>
      <text:p text:style-name="P28"><text:span text:style-name="T21">28</text:span>. <text:s/><text:span text:style-name="T21">Ποια από τα παρακάτω</text:span> <text:span text:style-name="T21">χαρακτηριστικά </text:span><text:s/>έ<text:span text:style-name="T21">χε</text:span>ι έ<text:span text:style-name="T21">να</text:span> <text:s/><text:span text:style-name="T21">μονόμετρο</text:span><text:span text:style-name="T15"> </text:span>μέγεθος;</text:p>
      <text:p text:style-name="P29">Α. <text:span text:style-name="T21">μέτρο</text:span> <text:tab/>Β. <text:span text:style-name="T21">κατεύθυνση</text:span><text:tab/>Γ. <text:span text:style-name="T21">φορά</text:span><text:tab/> Δ. <text:span text:style-name="T21">σημείον εφαρμογής</text:span></text:p>
      <text:p text:style-name="P30">29. Ποια είδη δυνάμεων υπάρχουν στην φύση;</text:p>
      <text:p text:style-name="P30">Α. επαφής <text:tab/>Β. Από απόσταση <text:tab/>Γ. Συνοχής <text:tab/>Δ. Συνάφειας</text:p>
      <text:p text:style-name="P30">30. Τα υγρά και τα αέρια σώματα ονομάζονται και ρευστά;</text:p>
      <text:p text:style-name="P30">Α. Σωστό <text:tab/>Β. Λάθος</text:p>
      <text:p text:style-name="P30">31. Ένα ελαστικό σωμα υφίσταται … παραμόρφωση.</text:p>
      <text:p text:style-name="P30">Α. μόνιμη <text:tab/>Β. Ελαστική <text:tab/><text:tab/>Γ. Πλαστική Δ. Προσωρινή</text:p>
      <text:p text:style-name="P30">32. Ένα πλαστικό σωμα υφισταται … παραμόρφωση.</text:p>
      <text:p text:style-name="P30">Α. μόνιμη <text:tab/>Β. Ελαστική <text:tab/><text:tab/>Γ. Πλαστική Δ. Προσωρινή</text:p>
      <text:p text:style-name="P31"><text:span text:style-name="T23">33</text:span>. Ποια είδη δυνάμεων <text:span text:style-name="T23">πεδίου </text:span>υπάρχουν στην φύση;</text:p>
      <text:p text:style-name="P31">Α. <text:span text:style-name="T23">ηλεκτρικού </text:span>Β. <text:span text:style-name="T23">μαγνητικού</text:span> Γ. <text:span text:style-name="T23">βαρυτικού</text:span> Δ. <text:span text:style-name="T23">οπτικού</text:span></text:p>
      <text:p text:style-name="P32"><text:span text:style-name="T23">3</text:span><text:span text:style-name="T24">4</text:span>. <text:span text:style-name="T24">Τ</text:span>ο <text:span text:style-name="T24">βάρος ενός σώματος στην φυσική (όχι στην καθομιλουμένη!)</text:span></text:p>
      <text:p text:style-name="P33">είναι δύναμη, όχι σκέτη μάζα και μετράται σε:</text:p>
      <text:p text:style-name="P32">Α. <text:span text:style-name="T24">κιλά </text:span><text:span text:style-name="T23"><text:s/></text:span>Β. <text:span text:style-name="T24">Νewton</text:span> Γ. <text:span text:style-name="T24">kpont</text:span> Δ. <text:span text:style-name="T24">gr</text:span></text:p>
      <text:h text:style-name="P34" text:outline-level="1">Video<text:span text:style-name="T25">s</text:span></text:h>
      <text:p text:style-name="P35"><text:a xlink:type="simple" xlink:href="https://youtu.be/mAz2ZNkh-og" text:style-name="Internet_20_link" text:visited-style-name="Visited_20_Internet_20_Link"><text:span text:style-name="T26">Κοσμολογία</text:span></text:a></text:p>
      <text:p text:style-name="P36"><text:a xlink:type="simple" xlink:href="https://youtu.be/_62reqKm2n4" text:style-name="Internet_20_link" text:visited-style-name="Visited_20_Internet_20_Link"><text:span text:style-name="T27">Ήχοι από την γέννεση του σύμπαντος</text:span></text:a></text:p>
      <text:p text:style-name="P36"><text:a xlink:type="simple" xlink:href="https://youtu.be/_wyUB8tNMNs" text:style-name="Internet_20_link" text:visited-style-name="Visited_20_Internet_20_Link"><text:span text:style-name="T28">Απόψεις για την προέλευση του σύμπαντος</text:span></text:a></text:p>
      <text:h text:style-name="P34" text:outline-level="1"><text:soft-page-break/>Ασκήσεις</text:h>
      <text:p text:style-name="P37"><text:span text:style-name="T29">1. </text:span><text:span text:style-name="T30">Έ</text:span><text:span text:style-name="T31">να δοχείο</text:span><text:span text:style-name="T30"> που έχει </text:span><text:span text:style-name="T32">σχήμα ορθογ</text:span><text:span text:style-name="T33">ω</text:span><text:span text:style-name="T32">νίου παραλληλεπιπέδου </text:span><text:span text:style-name="T30">έχει διαστάσεις </text:span><text:span text:style-name="T34">6</text:span><text:span text:style-name="T35">c</text:span><text:span text:style-name="T34">m x 10</text:span><text:span text:style-name="T35">c</text:span><text:span text:style-name="T34">m x 5</text:span><text:span text:style-name="T35">c</text:span><text:span text:style-name="T34">m</text:span><text:span text:style-name="T30">. </text:span><text:span text:style-name="T33">To</text:span><text:span text:style-name="T32"> </text:span><text:span text:style-name="T33">δοχείο</text:span><text:span text:style-name="T32"> είναι </text:span><text:span text:style-name="T36">κατά το ήμισυ </text:span><text:span text:style-name="T32">γεμάτ</text:span><text:span text:style-name="T33">o</text:span><text:span text:style-name="T30"> με </text:span><text:span text:style-name="T31">γάλα</text:span><text:span text:style-name="T30"> που έχει πυκνότητα </text:span><text:span text:style-name="T37">1.035 g/cm</text:span><text:span text:style-name="T38">3</text:span><text:span text:style-name="T39"> </text:span><text:span text:style-name="T30">. Πόση είναι η μάζα του </text:span><text:span text:style-name="T31">γάλακτος</text:span><text:span text:style-name="T30"> τ</text:span><text:span text:style-name="T31">ου δοχείου</text:span><text:span text:style-name="T30">;</text:span></text:p>
      <text:p text:style-name="P38">Δίδεται ό<text:span text:style-name="T40">τι </text:span><text:span text:style-name="T30">πυκνότητα </text:span>= μάζα δια του όγκου.</text:p>
      <text:p text:style-name="P38">Λύση: Έστωσαν ρ η <text:s/><text:span text:style-name="T30">πυκνότητα, </text:span>V ο όγκος του δοχείου, m η ζητούμενη μάζα του γάλακτος.</text:p>
      <text:p text:style-name="P38"><text:span text:style-name="T22">Εξ ορισμού: </text:span>ρ = m / V =&gt; m = ρ * V =&gt; m = <text:span text:style-name="T41">1.035 g/cm</text:span><text:span text:style-name="T42">3</text:span><text:span text:style-name="T39"> <text:s/>* 5cm * 6 cm * 10cm </text:span><text:span text:style-name="T43">= 310.5 gr. </text:span><text:span text:style-name="T44">Διαιρώ</text:span><text:span text:style-name="T45"> δια του δυο και λαμβάνω 155 gr.</text:span></text:p>
      <text:p text:style-name="P39"><text:span text:style-name="T45">2. </text:span><text:span text:style-name="T46">Εάν το δοχείο </text:span><text:span text:style-name="T47">γίνει τώρα</text:span><text:span text:style-name="T46"> κυλιδρικό κύπελλο ακτίνας 5 cm και ύψους 10 cm, να λύσετε πάλι την άσκηση 1.</text:span></text:p>
      <text:p text:style-name="P40"><text:span text:style-name="T46">3.</text:span><text:span text:style-name="T45"> </text:span><text:span text:style-name="T46">Εάν το δοχείο </text:span><text:span text:style-name="T47">γίνει τώρα</text:span><text:span text:style-name="T46"> κυ</text:span><text:span text:style-name="T48">βι</text:span><text:span text:style-name="T46">κό κύπελλο </text:span><text:span text:style-name="T48">πλευράς</text:span><text:span text:style-name="T46"> 5 cm, να λύσετε πάλι την άσκηση 1.</text:span></text:p>
      <text:p text:style-name="Standard"><text:span text:style-name="T49">4. </text:span><text:span text:style-name="T50">Μια </text:span><text:a xlink:type="simple" xlink:href="https://akispetretzikis.com/recipe/210/tiramisoy" text:style-name="Internet_20_link" text:visited-style-name="Visited_20_Internet_20_Link"><text:span text:style-name="T50">συνταγή τιραμισού</text:span></text:a><text:span text:style-name="T50"> περιγράφει ότι για </text:span><text:span text:style-name="T51">6</text:span><text:span text:style-name="T50"> μερίδες χρειάζονται 4</text:span><text:span text:style-name="T51">2</text:span><text:span text:style-name="T50">0 γραμμάρια τύρου μασκαρπόνε, </text:span><text:span text:style-name="T52">120 γρ. άχνη ζάχαρη, 1</text:span><text:span text:style-name="T51">2</text:span><text:span text:style-name="T52">0 γρ. Μαυροδάφνη, 3</text:span><text:span text:style-name="T51">6</text:span><text:span text:style-name="T52">0 γρ. καφέ, εσπρέσο ρόφημα, </text:span><text:span text:style-name="T26">4</text:span><text:span text:style-name="T53">8</text:span><text:span text:style-name="T26">0 γρ. κρέμα γάλακτος, </text:span><text:span text:style-name="T53">6</text:span><text:span text:style-name="T26">0 γρ. κουβερτούρα, σε κομματάκια, 30 γρ. κουβερτούρα, σε ξύσμα.</text:span></text:p>
      <text:p text:style-name="P41"><text:span text:style-name="T39"><text:s/>Για </text:span><text:span text:style-name="T54">10</text:span><text:span text:style-name="T39"> μερίδες άραγε πόσα γραμμάρια τυρί, </text:span><text:span text:style-name="T55">και κάθε άλλο υλικό</text:span><text:span text:style-name="T39"> χρειάζομαστε;</text:span></text:p>
      <text:p text:style-name="P42">5. Ένα λίτρο <text:span text:style-name="T56">(lt) </text:span>γάλακτος με πόσα κυβικά εκατοστά <text:span text:style-name="T56">(</text:span><text:span text:style-name="T57">cm</text:span><text:span text:style-name="T58">3</text:span><text:span text:style-name="T56">)</text:span> ισούται;</text:p>
      <text:p text:style-name="P43">6. Μια ζάντα αυτοκινήτου έχει διάμετρο 15 inches, πόσα cm είναι; <text:span text:style-name="T59">Δίδεται: 1 inch = 2,54 cm.</text:span></text:p>
      <text:p text:style-name="P43">7. Μια ευρεία οθόνη τηλεόρασης έχει διαγώνιο 65 inches, <text:s/>πόσα cm είναι;</text:p>
      <text:p text:style-name="P44"><text:span text:style-name="T60">8. Να επισκεφθειτε τους ιστότοπους για </text:span><text:span text:style-name="T61">ε</text:span><text:a xlink:type="simple" xlink:href="https://www.skywalker.gr/el/aggelies-ergasias?keywords=&amp;location=Athens%2C+Greece&amp;lat=37.9838096&amp;lng=23.7275388&amp;geo_type=locality&amp;offset=25&amp;page=1&amp;geo_radius=&amp;category=01hdtm1ff0g1rdef228eftwtj1&amp;sub_category=&amp;emp_types=&amp;work_types=&amp;publish_date=&amp;languages=" text:style-name="Internet_20_link" text:visited-style-name="Visited_20_Internet_20_Link"><text:span text:style-name="T60">ργασία στη</text:span><text:span text:style-name="T62">ν</text:span><text:span text:style-name="T60"> εστίαση στο skywalker.gr</text:span></text:a></text:p>
      <text:p text:style-name="P45"><text:a xlink:type="simple" xlink:href="https://www.kariera.gr/jobs/food-or-cafe-jobs-in-attiki?page=0&amp;limit=20" text:style-name="Internet_20_link" text:visited-style-name="Visited_20_Internet_20_Link"><text:span text:style-name="T60">www.kariera.gr</text:span></text:a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ystem" style:font-pitch="variable"/>
    <style:font-face style:name="Roboto" svg:font-family="Roboto"/>
    <style:font-face style:name="Roboto1" svg:font-family="Roboto" style:font-family-generic="system" style:font-pitch="variable"/>
    <style:font-face style:name="URW Bookman L" svg:font-family="'URW Bookman L'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l" fo:country="GR" style:letter-kerning="true" style:font-name-asian="Noto Sans" style:font-size-asian="10.5pt" style:language-asian="zh" style:country-asian="CN" style:font-name-complex="Roboto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" style:font-family-asian="'Noto Sans'" style:font-family-generic-asian="system" style:font-pitch-asian="variable" style:font-size-asian="14pt" style:font-name-complex="Roboto1" style:font-family-complex="Roboto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Roboto" style:font-family-complex="Roboto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Roboto" style:font-family-complex="Roboto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Roboto" style:font-family-complex="Roboto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423cm" fo:margin-bottom="0.212cm" style:contextual-spacing="false" fo:line-height="200%" fo:text-align="center" style:justify-single-word="false"/>
      <style:text-properties fo:color="#3465a4" loext:opacity="100%" fo:font-size="18pt" fo:font-weight="bold" style:font-size-asian="18pt" style:font-weight-asian="bold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15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5"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5P0"/>
    </number:currency-style>
    <number:currency-style style:name="N117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7"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7P0"/>
    </number:currency-style>
    <number:currency-style style:name="N118P0" style:volatile="true">
      <number:currency-symbol number:language="en" number:country="US">$</number:currency-symbol>
      <number:number number:decimal-places="0" number:min-decimal-places="0" number:min-integer-digits="1" number:grouping="true"/>
    </number:currency-style>
    <number:currency-style style:name="N118">
      <style:text-properties fo:color="#ff0000"/>
      <number:text>-</number:text>
      <number:currency-symbol number:language="en" number:country="US">$</number:currency-symbol>
      <number:number number:decimal-places="0" number:min-decimal-places="0" number:min-integer-digits="1" number:grouping="true"/>
      <style:map style:condition="value()&gt;=0" style:apply-style-name="N118P0"/>
    </number:currency-style>
    <number:currency-style style:name="N119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9P0"/>
    </number:currency-style>
    <number:currency-style style:name="N121P0" style:volatile="true">
      <number:currency-symbol number:language="en" number:country="US">$</number:currency-symbol>
      <number:number number:decimal-places="2" number:min-decimal-places="0" number:decimal-replacement="--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US">$</number:currency-symbol>
      <number:number number:decimal-places="2" number:min-decimal-places="0" number:decimal-replacement="--" number:min-integer-digits="1" number:grouping="true"/>
      <style:map style:condition="value()&gt;=0" style:apply-style-name="N121P0"/>
    </number:currency-style>
    <number:number-style style:name="N123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23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3P0"/>
    </number:number-style>
    <number:number-style style:name="N125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25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5P0"/>
    </number:number-style>
    <number:currency-style style:name="N127P0" style:volatile="true"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</number:currency-style>
    <number:currency-style style:name="N127">
      <number:text>-</number:text>
      <number:currency-symbol number:language="en" number:country="US">$</number:currency-symbol>
      <number:fill-character> </number:fill-character>
      <number:number number:decimal-places="0" number:min-decimal-places="0" number:min-integer-digits="1" number:grouping="true"/>
      <style:map style:condition="value()&gt;=0" style:apply-style-name="N127P0"/>
    </number:currency-style>
    <number:currency-style style:name="N129P0" style:volatile="true"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</number:currency-style>
    <number:currency-style style:name="N129">
      <number:text>-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style:map style:condition="value()&gt;=0" style:apply-style-name="N129P0"/>
    </number:currency-style>
    <number:date-style style:name="N130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1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2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3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5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36">
      <number:day number:calendar="jewish"/>
      <number:text> </number:text>
      <number:month number:calendar="jewish" number:style="long" number:textual="true"/>
    </number:date-style>
    <number:date-style style:name="N137">
      <number:month number:calendar="jewish" number:style="long" number:textual="true"/>
      <number:text> </number:text>
      <number:day number:calendar="jewish"/>
    </number:date-style>
    <number:date-style style:name="N138">
      <number:month number:calendar="jewish" number:style="long" number:textual="true"/>
      <number:text> </number:text>
      <number:year number:calendar="jewish" number:style="long"/>
    </number:date-style>
    <number:date-style style:name="N139">
      <number:month number:calendar="jewish" number:style="long" number:textual="true"/>
    </number:date-style>
    <number:number-style style:name="N10114" number:language="el" number:country="GR" loext:transliteration-spellout="title cardinal" number:transliteration-language="el" number:transliteration-country="GR">
      <number:number number:decimal-places="0" number:min-decimal-places="0" number:min-integer-digits="1"/>
    </number:number-style>
    <number:number-style style:name="N10115" number:language="el" number:country="GR" loext:transliteration-spellout="title USD" number:transliteration-language="el" number:transliteration-country="GR">
      <number:number number:decimal-places="0" number:min-decimal-places="0" number:min-integer-digits="1"/>
    </number:number-style>
    <number:number-style style:name="N10116" number:language="el" number:country="GR" loext:transliteration-spellout="title USD" number:transliteration-language="el" number:transliteration-country="GR">
      <number:number number:decimal-places="2" number:min-decimal-places="2" number:min-integer-digits="1"/>
    </number:number-style>
    <number:number-style style:name="N10117" number:language="el" number:country="GR" loext:transliteration-spellout="upper USD" number:transliteration-language="el" number:transliteration-country="GR">
      <number:number number:decimal-places="0" number:min-decimal-places="0" number:min-integer-digits="1"/>
    </number:number-style>
    <number:number-style style:name="N10118" number:language="el" number:country="GR" loext:transliteration-spellout="upper USD" number:transliteration-language="el" number:transliteration-country="GR">
      <number:number number:decimal-places="2" number:min-decimal-places="2" number:min-integer-digits="1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157093" officeooo:paragraph-rsid="00157093"/>
    </style:style>
    <style:page-layout style:name="Mpm1">
      <style:page-layout-properties fo:page-width="21.006cm" fo:page-height="29.693cm" style:num-format="1" style:print-orientation="portrait" fo:margin-top="2cm" fo:margin-bottom="2cm" fo:margin-left="2cm" fo:margin-right="2cm" fo:border-top="0.06pt solid #729fcf" fo:border-bottom="none" fo:border-left="none" fo:border-right="none" fo:padding="0.05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2cm" style:distance-after-sep="0.102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1.016cm" fo:margin-left="0cm" fo:margin-right="0cm" fo:margin-top="0.508cm" fo:background-color="transparent" style:dynamic-spacing="false" draw:fill="none" draw:fill-color="#729fcf"/>
      </style:footer-style>
    </style:page-layout>
    <style:page-layout style:name="Mpm2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6cm" fo:page-height="29.693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006cm" fo:page-height="29.693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9.693cm" fo:page-height="21.006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Ν.Αϊβαλιώτης <text:tab/><text:tab/><text:date style:data-style-name="N37" text:date-value="2024-12-11T09:46:46.657376373">11/12/24</text:date></text:p>
      </style:header>
      <style:footer>
        <text:p text:style-name="Footer"><text:page-number text:select-page="current">3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Index" style:page-layout-name="Mpm2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4T09:26:37.570105719</meta:creation-date>
    <dc:date>2024-12-11T09:46:36.159940519</dc:date>
    <meta:editing-duration>PT2H22M49S</meta:editing-duration>
    <meta:editing-cycles>56</meta:editing-cycles>
    <meta:generator>LibreOffice/24.8.3.2$Linux_X86_64 LibreOffice_project/480$Build-2</meta:generator>
    <meta:print-date>2024-12-11T09:44:42.636236957</meta:print-date>
    <meta:printed-by>PDF files</meta:printed-by>
    <dc:title>Πρώτο κεφαλαιο</dc:title>
    <meta:document-statistic meta:table-count="0" meta:image-count="0" meta:object-count="0" meta:page-count="4" meta:paragraph-count="91" meta:word-count="798" meta:character-count="4649" meta:non-whitespace-character-count="3830"/>
  </office:meta>
</office:document-meta>
</file>